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092cm" fo:margin-left="0.157cm" fo:margin-right="-0.009cm" table:align="margins"/>
    </style:style>
    <style:style style:name="Table1.A" style:family="table-column">
      <style:table-column-properties style:column-width="15.092cm" style:rel-column-width="65535*"/>
    </style:style>
    <style:style style:name="Table1.A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start" style:justify-single-word="false"/>
      <style:text-properties fo:color="#00000a" style:text-position="0% 0%" style:font-name="Times New Roman" fo:font-size="12pt" fo:letter-spacing="normal" fo:font-weight="normal" style:font-name-asian="Calibri" style:font-size-asian="12pt" style:font-weight-asian="normal" style:font-name-complex="Calibri" style:font-size-complex="12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Standard" style:list-style-name="L3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Table_20_Contents" style:master-page-name="Standard">
      <style:paragraph-properties fo:text-align="start" style:justify-single-word="false" style:page-number="auto"/>
      <style:text-properties style:font-name="Times New Roman" fo:font-size="12pt" style:font-size-asian="12pt" style:font-size-complex="12pt"/>
    </style:style>
    <style:style style:name="P10" style:family="paragraph" style:parent-style-name="Table_20_Contents" style:list-style-name="L1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1" style:family="paragraph" style:parent-style-name="Table_20_Contents" style:list-style-name="L2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2" style:family="paragraph" style:parent-style-name="Table_20_Contents" style:list-style-name="L3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3" style:family="paragraph" style:parent-style-name="Table_20_Contents" style:list-style-name="L4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4" style:family="paragraph" style:parent-style-name="Table_20_Contents" style:list-style-name="L5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5" style:family="paragraph" style:parent-style-name="Table_20_Contents" style:list-style-name="L6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6" style:family="paragraph" style:parent-style-name="Table_20_Contents" style:list-style-name="L7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7" style:family="paragraph" style:parent-style-name="Table_20_Contents" style:list-style-name="L8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8" style:family="paragraph" style:parent-style-name="Table_20_Contents" style:list-style-name="L9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9" style:family="paragraph" style:parent-style-name="Table_20_Contents" style:list-style-name="L10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20" style:family="paragraph" style:parent-style-name="Table_20_Contents" style:list-style-name="L11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21" style:family="paragraph" style:parent-style-name="Table_20_Contents" style:list-style-name="L12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22" style:family="paragraph" style:parent-style-name="Table_20_Contents" style:list-style-name="L13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23" style:family="paragraph" style:parent-style-name="Table_20_Contents" style:list-style-name="L14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24" style:family="paragraph" style:parent-style-name="Table_20_Contents" style:list-style-name="L15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25" style:family="paragraph" style:parent-style-name="Table_20_Contents" style:list-style-name="L3">
      <style:paragraph-properties fo:text-align="start" style:justify-single-word="false"/>
      <style:text-properties style:font-name="Times New Roman" fo:font-size="12pt" fo:background-color="#ffffff" style:font-size-asian="12pt" style:font-size-complex="12pt"/>
    </style:style>
    <style:style style:name="P26" style:family="paragraph" style:parent-style-name="Table_20_Contents" style:list-style-name="L10">
      <style:paragraph-properties fo:text-align="start" style:justify-single-word="false"/>
      <style:text-properties style:font-name="Times New Roman" fo:font-size="12pt" fo:background-color="#ffffff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2pt" fo:font-weight="normal" fo:background-color="#ffffff" style:font-size-asian="12pt" style:font-weight-asian="normal" style:font-size-complex="12pt" style:font-weight-complex="normal"/>
    </style:style>
    <style:style style:name="P30" style:family="paragraph" style:parent-style-name="Table_20_Contents" style:list-style-name="L3">
      <style:paragraph-properties fo:text-align="start" style:justify-single-word="false"/>
      <style:text-properties fo:color="#000000" style:font-name="Times New Roman" fo:font-size="12pt" fo:background-color="#ffffff" style:font-size-asian="12pt" style:font-size-complex="12pt"/>
    </style:style>
    <style:style style:name="P31" style:family="paragraph" style:parent-style-name="Table_20_Contents" style:list-style-name="L4">
      <style:paragraph-properties fo:text-align="start" style:justify-single-word="false"/>
      <style:text-properties fo:color="#000000" style:font-name="Times New Roman" fo:font-size="12pt" fo:background-color="#ffffff" style:font-size-asian="12pt" style:font-size-complex="12pt"/>
    </style:style>
    <style:style style:name="P32" style:family="paragraph" style:parent-style-name="Table_20_Contents" style:list-style-name="L10">
      <style:paragraph-properties fo:text-align="start" style:justify-single-word="false" fo:background-color="#ffffff">
        <style:background-image/>
      </style:paragraph-properties>
      <style:text-properties style:font-name="Times New Roman" fo:font-size="12pt" fo:background-color="#ffffff" style:font-size-asian="12pt" style:font-size-complex="12pt"/>
    </style:style>
    <style:style style:name="T1" style:family="text">
      <style:text-properties fo:color="#00000a" style:text-position="0% 0%" fo:letter-spacing="normal" fo:font-weight="bold" style:font-name-asian="Calibri" style:font-weight-asian="bold" style:font-name-complex="Calibri"/>
    </style:style>
    <style:style style:name="T2" style:family="text">
      <style:text-properties fo:color="#00000a" style:text-position="0% 0%" fo:letter-spacing="normal" style:font-name-asian="Calibri" style:font-name-complex="Calibri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fo:background-color="#ffffff"/>
    </style:style>
    <style:style style:name="T6" style:family="text">
      <style:text-properties fo:background-color="#ffffff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color="#ff00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2cm" fo:text-indent="-0.635cm" fo:margin-left="1.39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7cm" fo:text-indent="-0.635cm" fo:margin-left="2.0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2cm" fo:text-indent="-0.635cm" fo:margin-left="2.66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7cm" fo:text-indent="-0.635cm" fo:margin-left="3.29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2cm" fo:text-indent="-0.635cm" fo:margin-left="3.93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7cm" fo:text-indent="-0.635cm" fo:margin-left="4.56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2cm" fo:text-indent="-0.635cm" fo:margin-left="5.20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7cm" fo:text-indent="-0.635cm" fo:margin-left="5.83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2cm" fo:text-indent="-0.635cm" fo:margin-left="6.47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7cm" fo:text-indent="-0.635cm" fo:margin-left="7.107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06cm" fo:text-indent="-0.635cm" fo:margin-left="1.5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41cm" fo:text-indent="-0.635cm" fo:margin-left="2.1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76cm" fo:text-indent="-0.635cm" fo:margin-left="2.7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11cm" fo:text-indent="-0.635cm" fo:margin-left="3.4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46cm" fo:text-indent="-0.635cm" fo:margin-left="4.0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81cm" fo:text-indent="-0.635cm" fo:margin-left="4.6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16cm" fo:text-indent="-0.635cm" fo:margin-left="5.3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51cm" fo:text-indent="-0.635cm" fo:margin-left="5.9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86cm" fo:text-indent="-0.635cm" fo:margin-left="6.5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21cm" fo:text-indent="-0.635cm" fo:margin-left="7.221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635cm" fo:margin-left="1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34cm" fo:text-indent="-0.635cm" fo:margin-left="2.13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69cm" fo:text-indent="-0.635cm" fo:margin-left="2.76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04cm" fo:text-indent="-0.635cm" fo:margin-left="3.40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39cm" fo:text-indent="-0.635cm" fo:margin-left="4.03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74cm" fo:text-indent="-0.635cm" fo:margin-left="4.67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09cm" fo:text-indent="-0.635cm" fo:margin-left="5.30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44cm" fo:text-indent="-0.635cm" fo:margin-left="5.94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79cm" fo:text-indent="-0.635cm" fo:margin-left="6.57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14cm" fo:text-indent="-0.635cm" fo:margin-left="7.214cm"/>
        </style:list-level-properties>
      </text:list-level-style-bullet>
    </text:list-style>
    <text:list-style style:name="L1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Oferta organizacji wesela <text:s/>w Celince <text:s/>794581431, @: aga.heflik@gmail.com</text:p>
      <text:p text:style-name="P3">sugerowane <text:s text:c="2"/>menu: <text:s/>(ostateczne będzie ustalane na około 6 tygodni przed weselem)</text:p>
      <text:p text:style-name="P3"/>
      <text:p text:style-name="P3">Przywitanie chlebem i solą przez kelnerów <text:s text:c="2"/></text:p>
      <text:p text:style-name="P3"/>
      <text:list xml:id="list6644060376875691360" text:style-name="L1">
        <text:list-header>
          <text:p text:style-name="P10"><text:span text:style-name="T4">Obiad</text:span>: <text:s/></text:p>
          <text:p text:style-name="P10"/>
        </text:list-header>
      </text:list>
      <text:p text:style-name="P3">Rosół wolno gotowany na 3 rodzajach mięs (lub możliwość wyboru innej zupy, porcjowanej)</text:p>
      <text:p text:style-name="P3"/>
      <text:p text:style-name="P3">Drugie danie podawane na półmiskach, co najmniej 4 kawałki <text:s/>mięsa na osobę. Podawane na paterach.</text:p>
      <text:p text:style-name="P3">Do wyboru 6 rodzajów mięs. <text:line-break/></text:p>
      <text:p text:style-name="P3">Mięsa:</text:p>
      <text:list xml:id="list8162342776412040945" text:style-name="L2">
        <text:list-item>
          <text:p text:style-name="P11">Rolady wołowe faszerowane boczkiem z naszej wędzarni, cebulą oraz swojskimi kiszonymi ogórkami*</text:p>
        </text:list-item>
        <text:list-item>
          <text:p text:style-name="P11">Pieczona karkówka a'la dziczyzna, peklowana w „myśliwskiej” mieszance ziół, a następnie podwędzana w naszej wędzarni.</text:p>
        </text:list-item>
      </text:list>
      <text:list xml:id="list4565535833277295844" text:style-name="L3">
        <text:list-item>
          <text:p text:style-name="P12">rolada <text:s/>wieprzowa</text:p>
        </text:list-item>
        <text:list-item>
          <text:p text:style-name="P8">schab w pomidorach <text:s text:c="2"/></text:p>
        </text:list-item>
        <text:list-item>
          <text:p text:style-name="P8">cordon blue (ze schabu) <text:s text:c="3"/></text:p>
        </text:list-item>
        <text:list-item>
          <text:p text:style-name="P8">klopsy mielone <text:s text:c="76"/></text:p>
        </text:list-item>
        <text:list-item>
          <text:p text:style-name="P12">kaczka (udka /piersi) <text:s text:c="7"/></text:p>
        </text:list-item>
        <text:list-item>
          <text:p text:style-name="P12">roladki z kurczaka ze szpinakiem i serem (panierowane) <text:s text:c="20"/></text:p>
        </text:list-item>
        <text:list-item>
          <text:p text:style-name="P12">medialon z kurczaka zapiekany z <text:s/>serem i pomidorem <text:s text:c="5"/></text:p>
        </text:list-item>
        <text:list-item>
          <text:p text:style-name="P12">pieczone udka z kurczaka </text:p>
        </text:list-item>
        <text:list-item>
          <text:p text:style-name="P12">panierowany filet z kurczaka</text:p>
        </text:list-item>
        <text:list-item>
          <text:p text:style-name="P12">roladki z kurczaka w sosie pieczarkowym</text:p>
        </text:list-item>
        <text:list-item>
          <text:p text:style-name="P25">kotlety szarpane*</text:p>
        </text:list-item>
        <text:list-item>
          <text:p text:style-name="P25">dewolaj z serem lub masłem*</text:p>
        </text:list-item>
        <text:list-item>
          <text:p text:style-name="P25">roladki z kurczaka z fetą i prażoną czerwoną cebulką panierowane z sezamem*</text:p>
        </text:list-item>
      </text:list>
      <text:p text:style-name="P3"/>
      <text:p text:style-name="P3">Dodatki na ciepło:</text:p>
      <text:p text:style-name="P3"/>
      <text:list xml:id="list28497758" text:continue-numbering="true" text:style-name="L3">
        <text:list-item>
          <text:p text:style-name="P30">potrawka z kurczakiem (ryż, marchewka groszek, mięso drobiowe gotowane)*</text:p>
        </text:list-item>
      </text:list>
      <text:list xml:id="list7598709344878718861" text:style-name="L4">
        <text:list-item>
          <text:p text:style-name="P13">ziemniaki z wody/<text:span text:style-name="T5">puree * <text:s text:c="17"/></text:span></text:p>
        </text:list-item>
        <text:list-item>
          <text:p text:style-name="P31"><text:s/>kluski parowane *</text:p>
        </text:list-item>
        <text:list-item>
          <text:p text:style-name="P13"><text:s/>kluski śląskie</text:p>
        </text:list-item>
        <text:list-item>
          <text:p text:style-name="P13">Sos z rolad wołowych.<text:line-break/><text:line-break/></text:p>
        </text:list-item>
      </text:list>
      <text:p text:style-name="P3">Dodatki na ciepło (do wyboru 2 rodzaje) :</text:p>
      <text:list xml:id="list5486438250672214875" text:style-name="L5">
        <text:list-item>
          <text:p text:style-name="P14">kapusta modra w której najważniejszą rolę odgrywa swojski prażony boczek</text:p>
        </text:list-item>
        <text:list-item>
          <text:p text:style-name="P14">kapusta kiszona na miejscu zasmażana, również z naszym boczkiem</text:p>
        </text:list-item>
        <text:list-item>
          <text:p text:style-name="P14"><text:soft-page-break/>marchewka z groszkiem</text:p>
        </text:list-item>
        <text:list-item>
          <text:p text:style-name="P14">kapusta biała gotowana (młoda)<text:line-break/></text:p>
        </text:list-item>
      </text:list>
      <text:p text:style-name="P3">Dodatki na zimno (do wyboru 2 rodzaje):</text:p>
      <text:list xml:id="list8422269796051082949" text:style-name="L6">
        <text:list-item>
          <text:p text:style-name="P15">surówka wiosenna z białej kapusty</text:p>
        </text:list-item>
        <text:list-item>
          <text:p text:style-name="P15">surówka z czerwonej kapusty naszego autorstwa, jej wyjątkowy smak zawdzięczamy <text:s/>polskiemu czosnkowi </text:p>
        </text:list-item>
        <text:list-item>
          <text:p text:style-name="P15">swojskie buraczki <text:s/></text:p>
        </text:list-item>
        <text:list-item>
          <text:p text:style-name="P15">surówka z marchewki i jabłka</text:p>
        </text:list-item>
        <text:list-item>
          <text:p text:style-name="P15">surówka z kapusty pekińskiej na słodko</text:p>
        </text:list-item>
        <text:list-item>
          <text:p text:style-name="P15">mizeria</text:p>
        </text:list-item>
        <text:list-item>
          <text:p text:style-name="P15">surówka z selera na słodko</text:p>
        </text:list-item>
      </text:list>
      <text:p text:style-name="P3"/>
      <text:p text:style-name="P3"><text:tab/><text:span text:style-name="T4">Ciasto, tort </text:span></text:p>
      <text:p text:style-name="P3"><text:span text:style-name="T1"><text:tab/></text:span><text:span text:style-name="T2"> </text:span></text:p>
      <text:p text:style-name="P3">Tort podajemy na drewnianym wózku, zamiast rac sugerujemy <text:s/>świece.</text:p>
      <text:list xml:id="list3394243744544709711" text:style-name="L7">
        <text:list-header>
          <text:p text:style-name="P16">Ciasta (jeśli macie) są wydawane w stoły. </text:p>
          <text:p text:style-name="P16">Kawa lub herbata od początku do końca wesela jest dostępna przy stole herbaciano-kawowy z boku sali.</text:p>
        </text:list-header>
      </text:list>
      <text:p text:style-name="P3"/>
      <text:p text:style-name="P3"><text:tab/><text:span text:style-name="T4">Wiejski stół* </text:span></text:p>
      <text:p text:style-name="P2"/>
      <text:p text:style-name="P3"><text:span text:style-name="T3"><text:tab/>Wiejski stół podawany jest pod daszkiem z boku sali. Jest stale <text:s/>uzupełniany do końca imprezy. Serwujemy na nim </text:span>swojskie wyroby takie jak:</text:p>
      <text:list xml:id="list219184242903844088" text:style-name="L8">
        <text:list-item>
          <text:p text:style-name="P17">szynki, </text:p>
        </text:list-item>
      </text:list>
      <text:list xml:id="list2340690761618024816" text:style-name="L9">
        <text:list-item>
          <text:p text:style-name="P18">boczki, </text:p>
        </text:list-item>
        <text:list-item>
          <text:p text:style-name="P18">kiełbasy, </text:p>
        </text:list-item>
        <text:list-item>
          <text:p text:style-name="P18">pasztety, </text:p>
        </text:list-item>
        <text:list-item>
          <text:p text:style-name="P18">pieczenie, </text:p>
        </text:list-item>
        <text:list-item>
          <text:p text:style-name="P18">kabanosy, <text:s/></text:p>
        </text:list-item>
        <text:list-item>
          <text:p text:style-name="P18">salcesony, <text:s/></text:p>
        </text:list-item>
        <text:list-item>
          <text:p text:style-name="P18">smalec, </text:p>
        </text:list-item>
        <text:list-item>
          <text:p text:style-name="P18">ogórki kiszonymi na miejscu <text:s/></text:p>
        </text:list-item>
        <text:list-item>
          <text:p text:style-name="P18">i chrupiącym świeżym chlebem.</text:p>
        </text:list-item>
      </text:list>
      <text:p text:style-name="P3"/>
      <text:p text:style-name="P3">Jest możliwość dokupienia również deski serowej, która podawana jest wraz z wiejskim stołem. </text:p>
      <text:p text:style-name="P3"/>
      <text:p text:style-name="P3"><text:span text:style-name="T4"><text:tab/>Zimna płyta </text:span>(uzupełniana do końca imprezy) może być podana w formie szwedzkiego stołu lub na paterach w stoły. </text:p>
      <text:p text:style-name="P3">Do wyboru 7 pozycji.</text:p>
      <text:list xml:id="list2908969688518388766" text:style-name="L10">
        <text:list-item>
          <text:p text:style-name="P19">Patery (wyroby z naszej wędzarni: szynka schab boczek i inne przekąski) </text:p>
        </text:list-item>
        <text:list-item>
          <text:p text:style-name="P19">schab na słodko + pasztet </text:p>
        </text:list-item>
        <text:list-item>
          <text:p text:style-name="P19">galaty drobiowe</text:p>
        </text:list-item>
        <text:list-item>
          <text:p text:style-name="P19">jajka w sosie tatarskim</text:p>
        </text:list-item>
        <text:list-item>
          <text:p text:style-name="P19"><text:soft-page-break/>jajka w trzech formach</text:p>
        </text:list-item>
        <text:list-item>
          <text:p text:style-name="P19">szynka nadziewana pastą jajeczną </text:p>
        </text:list-item>
        <text:list-item>
          <text:p text:style-name="P19">tortille <text:s/>z mięsem <text:s/></text:p>
        </text:list-item>
        <text:list-item>
          <text:p text:style-name="P26">tatar wołowy*</text:p>
        </text:list-item>
        <text:list-item>
          <text:p text:style-name="P32">mini burgerki*</text:p>
          <text:p text:style-name="P32"/>
        </text:list-item>
      </text:list>
      <text:p text:style-name="P4">rybne przekąski:</text:p>
      <text:p text:style-name="P3"><text:s text:c="2"/>tortille <text:s/>z lososiem </text:p>
      <text:p text:style-name="P3"><text:s text:c="2"/>ryba w occie</text:p>
      <text:p text:style-name="P3"><text:s text:c="2"/>śledzie w oleju z cebulką</text:p>
      <text:p text:style-name="P3"><text:s text:c="2"/>śledzie w śmietanie (sezonowo zimą) </text:p>
      <text:p text:style-name="P6"><text:s text:c="2"/><text:span text:style-name="T6">tatar z łososia*</text:span></text:p>
      <text:p text:style-name="P3"><text:span text:style-name="T7">sałatki</text:span>:</text:p>
      <text:list xml:id="list4972241790618859556" text:style-name="L11">
        <text:list-item>
          <text:p text:style-name="P20"><text:s text:c="2"/>z awokado na roszponce</text:p>
        </text:list-item>
        <text:list-item>
          <text:p text:style-name="P20"><text:s text:c="2"/>z gruszką i orzechami </text:p>
        </text:list-item>
        <text:list-item>
          <text:p text:style-name="P20"><text:s text:c="2"/>grecka <text:s/>(do grila lub kolacji)</text:p>
        </text:list-item>
        <text:list-item>
          <text:p text:style-name="P20"><text:s text:c="2"/>z rukoli z burakiem </text:p>
        </text:list-item>
        <text:list-item>
          <text:p text:style-name="P20"><text:s text:c="2"/>makaronowa</text:p>
        </text:list-item>
        <text:list-item>
          <text:p text:style-name="P20"><text:s text:c="2"/>cezar</text:p>
        </text:list-item>
        <text:list-item>
          <text:p text:style-name="P20"><text:s text:c="2"/>jarzynowa </text:p>
        </text:list-item>
        <text:list-item>
          <text:p text:style-name="P20"><text:s text:c="2"/>gyros</text:p>
        </text:list-item>
        <text:list-item>
          <text:p text:style-name="P20"><text:s text:c="2"/>selerowa z fasolą i porem</text:p>
        </text:list-item>
        <text:list-item>
          <text:p text:style-name="P20"><text:s text:c="2"/>brokułowa ( z jajkiem i pomidorem)</text:p>
        </text:list-item>
        <text:list-item>
          <text:p text:style-name="P20"><text:s text:c="2"/>na szpinaku z melonem w szynce parmeńskiej</text:p>
        </text:list-item>
        <text:list-item>
          <text:p text:style-name="P20"><text:s text:c="2"/>z kurczakiem i selerem naciowym</text:p>
        </text:list-item>
        <text:list-item>
          <text:p text:style-name="P20">Sałatka drwala </text:p>
        </text:list-item>
        <text:list-item>
          <text:p text:style-name="P20">caprese </text:p>
        </text:list-item>
        <text:list-item>
          <text:p text:style-name="P20"><text:span text:style-name="T6">sałatka koktailowa z krewetkami*</text:span> </text:p>
        </text:list-item>
      </text:list>
      <text:p text:style-name="P1"><text:s text:c="2"/></text:p>
      <text:list xml:id="list2574511996859493535" text:style-name="L12">
        <text:list-header>
          <text:p text:style-name="P21"/>
        </text:list-header>
      </text:list>
      <text:p text:style-name="P3"><text:span text:style-name="T4"><text:tab/>Ciepły bufet</text:span> </text:p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list xml:id="list7815263706313460087" text:style-name="L13">
              <text:list-header>
                <text:p text:style-name="P22"><text:span text:style-name="T4">Tak zwane Bemary ( 4 do wyboru)</text:span> <text:s text:c="55"/></text:p>
              </text:list-header>
              <text:list-item>
                <text:p text:style-name="P22">pierogi ruskie</text:p>
              </text:list-item>
              <text:list-item>
                <text:p text:style-name="P22">leczo wegeńskie i bezglutenowe </text:p>
              </text:list-item>
              <text:list-item>
                <text:p text:style-name="P22"><text:span text:style-name="T6">polędwiczki wieprzowe w sosie grzybowym* / pieczarkowym</text:span> </text:p>
              </text:list-item>
              <text:list-item>
                <text:p text:style-name="P22">polędwiczki drobiowe w sosie kurkowym </text:p>
              </text:list-item>
              <text:list-item>
                <text:p text:style-name="P22">polędwiczki drobiowe w sosie z suszonych pomidorów</text:p>
              </text:list-item>
              <text:list-item>
                <text:p text:style-name="P22">ziemniaki z gzikiem</text:p>
              </text:list-item>
              <text:list-item>
                <text:p text:style-name="P22">gulasz wieprzowy /<text:span text:style-name="T6">wołowy*</text:span> </text:p>
              </text:list-item>
              <text:list-item>
                <text:p text:style-name="P22">kaszanka węgierska (biała) i ciemna</text:p>
              </text:list-item>
              <text:list-item>
                <text:p text:style-name="P22">wątróbka wieprzowa <text:s/>na czerwonym winie naszego autorstwa<text:span text:style-name="T8">*</text:span> </text:p>
              </text:list-item>
              <text:list-item>
                <text:p text:style-name="P22">leczo z mięsem</text:p>
              </text:list-item>
              <text:list-item>
                <text:p text:style-name="P22"><text:soft-page-break/>gołąbki </text:p>
              </text:list-item>
              <text:list-item>
                <text:p text:style-name="P22">bigos (jeśli nie macie poprawin)</text:p>
              </text:list-item>
              <text:list-item>
                <text:p text:style-name="P22">fasolka po bretońsku</text:p>
              </text:list-item>
              <text:list-item>
                <text:p text:style-name="P22">zupa </text:p>
              </text:list-item>
            </text:list>
          </table:table-cell>
        </table:table-row>
      </table:table>
      <text:p text:style-name="P7"/>
      <text:p text:style-name="P5"><text:tab/>Kolacja*</text:p>
      <text:p text:style-name="P3"><text:span text:style-name="T4">Udziec</text:span><text:span text:style-name="T3"> <text:s text:c="111"/></text:span></text:p>
      <text:p text:style-name="P3">podawany z ziemniakami zasmażonymi z ziołami, sosem tzatzyki oraz kapustą. </text:p>
      <text:p text:style-name="P3"><text:span text:style-name="T4">Udziec + pieczona karkówka w całości</text:span> <text:s text:c="14"/></text:p>
      <text:p text:style-name="P3">podawana z dodatkami jw.</text:p>
      <text:p text:style-name="P5">Udziec + pieczony kurczak w całości <text:s text:c="17"/></text:p>
      <text:p text:style-name="P2"><text:s/>podawana z dodatkami jw.</text:p>
      <text:p text:style-name="P2"/>
      <text:p text:style-name="P3"><text:span text:style-name="T3"><text:tab/></text:span><text:span text:style-name="T4">Kolacja jedna do wyboru </text:span><text:span text:style-name="T3"><text:s text:c="76"/></text:span></text:p>
      <text:p text:style-name="P3">barszcz z uszkami <text:s text:c="59"/></text:p>
      <text:p text:style-name="P3">Barszcz z pasztecikiem <text:s text:c="69"/></text:p>
      <text:p text:style-name="P29">Barszcz z pasztecikiem <text:s/>+ krokiet z pieczarką i serem*</text:p>
      <text:p text:style-name="P29"/>
      <text:list xml:id="list6444718978824958989" text:style-name="L14">
        <text:list-header>
          <text:p text:style-name="P23"><text:span text:style-name="T3"><text:s/></text:span><text:s/><text:span text:style-name="T4"><text:s/>Kolacja</text:span> ( w stoły ) <text:line-break/>bigos <text:s/>(jeśli nie macie poprawin)</text:p>
        </text:list-header>
        <text:list-item>
          <text:p text:style-name="P23">Gołąbki (jeśli nie macie w bemarze)</text:p>
        </text:list-item>
        <text:list-item>
          <text:p text:style-name="P23">żeberka</text:p>
        </text:list-item>
        <text:list-item>
          <text:p text:style-name="P23">Karkówka pieczona</text:p>
        </text:list-item>
        <text:list-item>
          <text:p text:style-name="P23">Golonki</text:p>
        </text:list-item>
        <text:list-item>
          <text:p text:style-name="P23">Frankfurterki i szynka z naszej wędzarni</text:p>
        </text:list-item>
        <text:list-item>
          <text:p text:style-name="P23">Udka i podudzia z farszem porowym</text:p>
        </text:list-item>
        <text:list-item>
          <text:p text:style-name="P23">Szaszłyki drobiowe</text:p>
        </text:list-item>
        <text:list-item>
          <text:p text:style-name="P23">Piersi z kurczaka w szynce parmeńskiej</text:p>
        </text:list-item>
      </text:list>
      <text:p text:style-name="P3"/>
      <text:p text:style-name="P3">W zależności od wybranej kolacji są do wyboru dodatki: </text:p>
      <text:p text:style-name="P3">Frytki, </text:p>
      <text:p text:style-name="P3">ziemniaczki zapiekne, </text:p>
      <text:p text:style-name="P3">prażonki,</text:p>
      <text:p text:style-name="P3">sałatka jarzynowa,</text:p>
      <text:p text:style-name="P3">Chrzan – musztarda, </text:p>
      <text:p text:style-name="P3">kapusta kiszona zasmażana,</text:p>
      <text:p text:style-name="P3">sałatka świeża.</text:p>
      <text:p text:style-name="P3"/>
      <text:p text:style-name="P5"><text:tab/>Zupa porcjowana</text:p>
      <text:p text:style-name="P3"><text:s/>Strogonoff <text:s text:c="7"/></text:p>
      <text:p text:style-name="P3"><text:s/>zupa serowa <text:s/>z grzankami <text:s text:c="6"/></text:p>
      <text:p text:style-name="P3"><text:s/>krem z białych warzyw z chipsem z boczku <text:s text:c="59"/></text:p>
      <text:p text:style-name="P3"><text:s text:c="2"/>żur jeśli nie macie poprawin <text:s text:c="6"/></text:p>
      <text:p text:style-name="P3"><text:s text:c="2"/>cebulowa</text:p>
      <text:p text:style-name="P3"><text:s text:c="2"/>zupa krem z pomidorów</text:p>
      <text:p text:style-name="P3"><text:soft-page-break/><text:s text:c="2"/>zupa krem pieczarkowy </text:p>
      <text:p text:style-name="P3"><text:s text:c="2"/>krem z kalafiora</text:p>
      <text:p text:style-name="P3"><text:s text:c="2"/>zupa brokułowa </text:p>
      <text:p text:style-name="P3"><text:s text:c="2"/>krem z cukinii</text:p>
      <text:p text:style-name="P3"><text:s text:c="2"/>flaki wołowe</text:p>
      <text:p text:style-name="P3"><text:s text:c="2"/>dyniowa (sezonowo) <text:s text:c="6"/></text:p>
      <text:p text:style-name="P3"><text:s text:c="2"/>grzybowa z parmezanem (sezonowo) </text:p>
      <text:p text:style-name="P3"/>
      <text:p text:style-name="P5"><text:tab/>POPRAWINY:</text:p>
      <text:list xml:id="list5983724428766162569" text:style-name="L15">
        <text:list-header>
          <text:p text:style-name="P24"/>
        </text:list-header>
        <text:list-item>
          <text:p text:style-name="P24">Drugie danie : <text:span text:style-name="T3">wszystkie mięsa z dnia poprzedniego wydawane są ponownie do obiadu wraz z <text:s/>częścią mięs na świeżo + mięsami nowymi <text:line-break/>(niewybranymi na wesele)</text:span></text:p>
        </text:list-item>
        <text:list-item>
          <text:p text:style-name="P24">Kawa ciasto </text:p>
        </text:list-item>
        <text:list-item>
          <text:p text:style-name="P24">Zimna płyta <text:s/>w formie szwedzkiego stołu lub w stoły za dopłatą</text:p>
        </text:list-item>
        <text:list-item>
          <text:p text:style-name="P24">Bigos podawany jest <text:s/>w stoły </text:p>
        </text:list-item>
        <text:list-item>
          <text:p text:style-name="P24">Istnieje możliwość zrobienia grilla za dodatkową opłatą ok 45 zl</text:p>
        </text:list-item>
      </text:list>
      <text:p text:style-name="P3"><text:s/>mięsne :<text:tab/><text:tab/><text:tab/><text:tab/> <text:s text:c="10"/>warzywne</text:p>
      <text:p text:style-name="P3">karkówka<text:tab/><text:tab/><text:tab/><text:tab/> <text:s text:c="10"/>szaszłyki warzywne</text:p>
      <text:p text:style-name="P3"><text:s text:c="2"/>kiełbasa swojska<text:tab/><text:tab/><text:tab/> <text:s text:c="11"/>kukurydza</text:p>
      <text:p text:style-name="P3"><text:s text:c="2"/>szaszłyki z kurczakiem i warzywami <text:tab/>boczniaki</text:p>
      <text:p text:style-name="P3"><text:s text:c="2"/>stek ze schabu<text:tab/><text:tab/><text:tab/><text:tab/>pieczarki </text:p>
      <text:p text:style-name="P3"><text:s text:c="2"/>skrzydełka z kurczaka<text:tab/><text:tab/><text:tab/>ziemniaki</text:p>
      <text:p text:style-name="P3"><text:s text:c="2"/>filety ziołowe</text:p>
      <text:p text:style-name="P3"><text:s text:c="2"/>kaszanki</text:p>
      <text:p text:style-name="P3"/>
      <text:p text:style-name="P3">Jedzenie</text:p>
      <text:p text:style-name="P3"><text:span text:style-name="T4">WEGANIE</text:span>/ WEGETARIENIE/ BEZGLUTENOWCY oraz inne osoby na dietach specjalnych - W miejscu każdego ciepłego posiłku są serwowane dania porcjowane. </text:p>
      <text:p text:style-name="P3"><text:line-break/>Nasza sala weselna jest położona między lasami i polami, co umożliwia nam pracę na zdrowych produktach. </text:p>
      <text:p text:style-name="P3">Mięso dostarcza nam lokalna ubojnia, dzięki temu możemy również osiągnąć wyjątkowy smak naszych wędlin, które peklujemy i wędzimy na miejscu. </text:p>
      <text:p text:style-name="P3">Grzyby z pobliskich pięknych lasów, a często nawet z sadu, są oczyszczane suszone i wykorzystywane np. <text:s/>do sosu. </text:p>
      <text:p text:style-name="P3">Z ziemniaków od lokalnych gospodarzy są robione na miejscu kluski. </text:p>
      <text:p text:style-name="P3">Swojskie jajka od kur z trawiastych wybiegów, macie możliwość jeść między innymi w sosie <text:s/>tatarskim, jajecznicy na śniadanie lub paście jajecznej. </text:p>
      <text:p text:style-name="P3">Ale hitem są nasze swojskie ogórki kiszone, również dostarczane z małych lokalnych ogródków, stąd ich wyjątkowy smak i chrupkość. </text:p>
      <text:p text:style-name="P3"/>
      <text:p text:style-name="P3">ŚLUB CYWILNY</text:p>
      <text:p text:style-name="P3">Mamy nieskończenie wiele miejsc do ślubu cywilnego. Sami wybieracie, które Wam najbardziej odpowiada- zazwyczaj kilka dni przed ceremonią, kiedy wiemy jaka będzie pogoda. Bardzo chętnie w tym pomożemy- mamy kilka swoich ulubionych miejsc. </text:p>
      <text:p text:style-name="P3"><text:soft-page-break/>W razie niepogody ślub może się odbyć kilka metrów od sali w zadaszonej wiacie. </text:p>
      <text:p text:style-name="P3">Nie pobieramy dodatkowych opłat za ślub cywilny, chyba że życzycie sobie żebyśmy coś dla Was przygotowali- wtedy wyceniamy naszą pracę indywidualnie </text:p>
      <text:p text:style-name="P3">Informacyjnie: Koszt urzędnika około 1000zł</text:p>
      <text:p text:style-name="P7">Zakaz strzelania plastikowym konfetti na dworze i na sali. <text:s/>Kara 2000 zł</text:p>
      <text:p text:style-name="P3"/>
      <text:p text:style-name="P3">Sala weselna powstała z miłości do Polskiej Wsi. Zbudowana przez Ślązaka w 2010 na styl starego budownictwa, dzięki grubym murom i izolacji dachu nie nagrzewa się latem, a dodatkowo jest też klimatyzowana lub ogrzewana. </text:p>
      <text:p text:style-name="P3"/>
      <text:p text:style-name="P3"><text:span text:style-name="T4">Agregat</text:span>:</text:p>
      <text:p text:style-name="P3">Życie w lesie na wsi jest piękne, ale pewnie nie wyobrażacie sobie wesela bez prądu? My też nie :) dlatego mamy agregat, który zasili klimatyzatory, zespół, sale, kuchnie i wszystkie <text:s/>światełka.</text:p>
      <text:p text:style-name="P3"/>
      <text:p text:style-name="P3">OBSŁUGA</text:p>
      <text:p text:style-name="P3">W cenie wesela jest obsługa - jeden kelner lub kelnerka na 20 osób.</text:p>
      <text:p text:style-name="P3">Są to niezwykli ludzie, którzy tworzyli z nami to miejsce od początku, pełni pasji i dumy, że mogą uczestniczyć w tak podniosłych wydarzeniach jakimi są wesela. </text:p>
      <text:p text:style-name="P3"/>
      <text:p text:style-name="P3">Mamy 42 miejsca noclegowe – w okresie letnim.<text:line-break/>Natomiast 33 miejsca w okresie jesienno – zimowym. <text:line-break/></text:p>
      <text:p text:style-name="P3">Opieka:</text:p>
      <text:p text:style-name="P3">Od wejścia na sale jesteście pod opieką właścicielki Celinki i córki założyciela tego miejsca. </text:p>
      <text:p text:style-name="P3">Poza przedstawieniem oferty podpisaniem umowy i odpowiedziami na wszystkie pytania, pomoże Wam z różnymi technicznymi problemami, np. z miejscami noclegowymi dla pozostałych gości lub transportem dla nich, albo ulokowaniem psa w hotelu dla psów. </text:p>
      <text:p text:style-name="P3">Na 5 dni przed uroczystością zostaje przydzielony Wam opiekun wesela. </text:p>
      <text:p text:style-name="P3">Jest to osoba, która przez ostatnie kilka dni i podczas wesela troszczy się żeby niczego Wam nie zabrakło, oraz koordynuje wesele.</text:p>
      <text:p text:style-name="P3"/>
      <text:p text:style-name="P3"><text:span text:style-name="T4">Napoje</text:span> <text:s/></text:p>
      <text:p text:style-name="P3"><text:s/>Są chłodzone i przelewane w dzbanki.</text:p>
      <text:p text:style-name="P3"><text:s/>Wódka jest mrożona i podawana na stoły przez kelnerów (bez dodatkowych opłat, nie <text:s/>pobieramy za to opłaty korkowej).</text:p>
      <text:p text:style-name="P3"><text:s/>Napoje, woda i alkohole nie są wliczone w kwotę wesela.</text:p>
      <text:p text:style-name="P5"/>
      <text:p text:style-name="P3"><text:span text:style-name="T4">CENA</text:span> </text:p>
      <text:p text:style-name="P3">430 zł od osoby</text:p>
      <text:p text:style-name="P3">120 zł poprawiny.</text:p>
      <text:p text:style-name="P3">Dzieci do 4 lat : 0 zł </text:p>
      <text:p text:style-name="P3">Dzieci do 7 lat : -50% ceny.<text:line-break/></text:p>
      <text:p text:style-name="P3">Wesela w okresie od kwietnia do października włącznie - minimalna ilość to 100 osób <text:soft-page-break/>pełnopłatnych.<text:line-break/>W pozostałych miesiącach (listopad marzec) - minimalna ilość to 60 osób pełnopłatnych.</text:p>
      <text:p text:style-name="P3">W dniach od poniedziałku do czwartku - minimalna ilość to 60 osób pełnopłatnych.</text:p>
      <text:p text:style-name="P3"><text:s/></text:p>
      <text:p text:style-name="P3"/>
      <text:p text:style-name="P3"/>
      <text:p text:style-name="P3">DODATKOWE USŁUGI: <text:line-break/>Nocleg ze śniadaniem 120/os w domkach ze wspólnymi łazienkami.</text:p>
      <text:p text:style-name="P3">Nocleg na górce 160 /os ze śniadaniem, łazienka w każdym pokoju.</text:p>
      <text:p text:style-name="P3">Napis Tańce 300zł.</text:p>
      <text:p text:style-name="P3">Beczka z piwem Pinta Pierwsza Pomoc ok 8zl /0,5l (beczki 20 lub 30l).</text:p>
      <text:p text:style-name="P3">Wynajem nalewaka do piwa 300zł.</text:p>
      <text:p text:style-name="P3">Stół herbaciano-kawowy z ekspresem, niezależnie od wielkości wesela 600zł.<text:line-break/>( kawa zarnista może być od nas za dodatkową opłatą, bądz ze strony Państwa młodych, 4 paczki na 100os.)</text:p>
      <text:p text:style-name="P3">Rozłożenie stołu alkoholowego z naszym szkłem, lodem, cytryną itd. 300zł.</text:p>
      <text:p text:style-name="P3">Rozłożenie stołu słodkiego na naszych paterach ok 300zł.<text:line-break/></text:p>
      <text:p text:style-name="P3">Korkowe, tortowe itd... nie mamy takich opłat!</text:p>
      <text:p text:style-name="P3">* mamy jeszcze inne dodatkowe opłaty np. za campera z przyłączem lub za obrusy albo <text:s text:c="6"/>serwetki, ale nie są to często wybierane usługi, dlatego nie są tutaj wypisane. </text:p>
      <text:p text:style-name="P3">Bez problemu udostępniamy umowę do wglądu przed podpisaniem.</text:p>
      <text:p text:style-name="P3">Termin można zarezerwować bezpłatnie na 2 tygodnie. <text:line-break/>W tym czasie można podpisać umowę (na miejscu lub e-mail).</text:p>
      <text:p text:style-name="P3">Kwota wynajmu sali w soboty to 3000 zł, w piątki 2000 zł.</text:p>
      <text:p text:style-name="P3">Zaliczka przy podpisywaniu umowy wynosi między 10, a 15% <text:s/>ceny za wesele bez dodatkowych opłat.</text:p>
      <text:p text:style-name="P3">* w menu zaznaczone opcje dodatkowo płat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l" fo:country="PL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6-03-04T08:22:19.23</dc:date>
    <meta:generator>OpenOffice/4.1.15$Win32 OpenOffice.org_project/4115m2$Build-9813</meta:generator>
    <meta:print-date>2026-01-12T18:31:58.76</meta:print-date>
    <meta:editing-duration>P217DT15H22M57S</meta:editing-duration>
    <meta:editing-cycles>177</meta:editing-cycles>
    <dc:creator>aga </dc:creator>
    <meta:printed-by>aga </meta:printed-by>
    <meta:document-statistic meta:table-count="1" meta:image-count="0" meta:object-count="0" meta:page-count="7" meta:paragraph-count="219" meta:word-count="1561" meta:character-count="10493"/>
  </office:meta>
</office:document-meta>
</file>